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241cm" fo:min-width="0.467cm"/>
    </style:style>
    <style:style style:name="gr3" style:family="graphic" style:parent-style-name="standard">
      <style:graphic-properties draw:textarea-horizontal-align="justify" draw:textarea-vertical-align="middle" draw:auto-grow-height="false" fo:min-height="0.242cm" fo:min-width="0.468cm"/>
    </style:style>
    <style:style style:name="gr4" style:family="graphic" style:parent-style-name="standard">
      <style:graphic-properties draw:textarea-horizontal-align="justify" draw:textarea-vertical-align="middle" draw:auto-grow-height="false" fo:min-height="0.193cm" fo:min-width="0.544cm"/>
    </style:style>
    <style:style style:name="gr5" style:family="graphic" style:parent-style-name="standard">
      <style:graphic-properties draw:textarea-horizontal-align="justify" draw:textarea-vertical-align="middle" draw:auto-grow-height="false" fo:min-height="0.39cm" fo:min-width="0.742cm"/>
    </style:style>
    <style:style style:name="gr6" style:family="graphic" style:parent-style-name="standard">
      <style:graphic-properties draw:textarea-horizontal-align="justify" draw:textarea-vertical-align="middle" draw:auto-grow-height="false" fo:min-height="0.49cm" fo:min-width="0.806cm"/>
    </style:style>
    <style:style style:name="gr7" style:family="graphic" style:parent-style-name="standard">
      <style:graphic-properties draw:textarea-horizontal-align="justify" draw:textarea-vertical-align="middle" draw:auto-grow-height="false" fo:min-height="0.242cm" fo:min-width="0.90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1.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79cm"/>
    </style:style>
    <style:style style:name="gr11" style:family="graphic" style:parent-style-name="standard">
      <style:graphic-properties draw:textarea-horizontal-align="justify" draw:textarea-vertical-align="middle" draw:auto-grow-height="false" fo:min-height="1.077cm" fo:min-width="1.397cm"/>
    </style:style>
    <style:style style:name="gr12" style:family="graphic" style:parent-style-name="standard">
      <style:graphic-properties draw:textarea-horizontal-align="justify" draw:textarea-vertical-align="middle" draw:auto-grow-height="false" fo:min-height="0.488cm" fo:min-width="1.461cm"/>
    </style:style>
    <style:style style:name="gr13" style:family="graphic" style:parent-style-name="standard">
      <style:graphic-properties draw:textarea-horizontal-align="justify" draw:textarea-vertical-align="middle" draw:auto-grow-height="false" fo:min-height="0.241cm" fo:min-width="1.487cm"/>
    </style:style>
    <style:style style:name="gr14" style:family="graphic" style:parent-style-name="standard">
      <style:graphic-properties draw:textarea-horizontal-align="justify" draw:textarea-vertical-align="middle" draw:auto-grow-height="false" fo:min-height="1.112cm" fo:min-width="0.519cm"/>
    </style:style>
    <style:style style:name="gr15" style:family="graphic" style:parent-style-name="standard">
      <style:graphic-properties draw:textarea-horizontal-align="justify" draw:textarea-vertical-align="middle" draw:auto-grow-height="false" fo:min-height="0.783cm" fo:min-width="1.284cm"/>
    </style:style>
    <style:style style:name="gr16" style:family="graphic" style:parent-style-name="standard">
      <style:graphic-properties draw:textarea-horizontal-align="justify" draw:textarea-vertical-align="middle" draw:auto-grow-height="false" fo:min-height="1.078cm" fo:min-width="1.396cm"/>
    </style:style>
    <style:style style:name="gr17" style:family="graphic" style:parent-style-name="standard">
      <style:graphic-properties draw:textarea-horizontal-align="justify" draw:textarea-vertical-align="middle" draw:auto-grow-height="false" fo:min-height="0.396cm" fo:min-width="1.1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5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cm" fo:min-width="2.82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3.294cm"/>
    </style:style>
    <style:style style:name="gr23" style:family="graphic" style:parent-style-name="standard">
      <style:graphic-properties draw:textarea-horizontal-align="justify" draw:textarea-vertical-align="middle" draw:auto-grow-height="false" fo:min-height="0.488cm" fo:min-width="0.806cm"/>
    </style:style>
    <style:style style:name="gr24" style:family="graphic" style:parent-style-name="standard">
      <style:graphic-properties draw:textarea-horizontal-align="justify" draw:textarea-vertical-align="middle" draw:auto-grow-height="false" fo:min-height="0.243cm" fo:min-width="0.467cm"/>
    </style:style>
    <style:style style:name="gr25" style:family="graphic" style:parent-style-name="standard">
      <style:graphic-properties draw:textarea-horizontal-align="justify" draw:textarea-vertical-align="middle" draw:auto-grow-height="false" fo:min-height="1.125cm" fo:min-width="1.39cm"/>
    </style:style>
    <style:style style:name="gr26" style:family="graphic" style:parent-style-name="standard">
      <style:graphic-properties draw:textarea-horizontal-align="justify" draw:textarea-vertical-align="middle" draw:auto-grow-height="false" fo:min-height="0.832cm" fo:min-width="0.986cm"/>
    </style:style>
    <style:style style:name="gr27" style:family="graphic" style:parent-style-name="standard">
      <style:graphic-properties draw:textarea-horizontal-align="justify" draw:textarea-vertical-align="middle" draw:auto-grow-height="false" fo:min-height="0.757cm" fo:min-width="1.441cm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0.023cm" fo:min-width="0cm"/>
    </style:style>
    <style:style style:name="gr29" style:family="graphic" style:parent-style-name="standard">
      <style:graphic-properties draw:fill-color="#ff3333" draw:textarea-horizontal-align="justify" draw:textarea-vertical-align="middle" draw:auto-grow-height="false" fo:min-height="0.022cm" fo:min-width="0cm"/>
    </style:style>
    <style:style style:name="gr30" style:family="graphic" style:parent-style-name="standard">
      <style:graphic-properties svg:stroke-width="0.106cm" svg:stroke-color="#ff3333" draw:marker-start-width="0.359cm" draw:marker-end-width="0.359cm" draw:textarea-horizontal-align="justify" draw:textarea-vertical-align="middle" draw:auto-grow-height="false" fo:min-height="1.119cm" fo:min-width="1.42cm" fo:padding-top="0.178cm" fo:padding-bottom="0.178cm" fo:padding-left="0.303cm" fo:padding-right="0.303cm"/>
    </style:style>
    <style:style style:name="gr31" style:family="graphic" style:parent-style-name="objectwithoutfill">
      <style:graphic-properties draw:stroke="dash" draw:stroke-dash="Dashed_20__28_var_29_" svg:stroke-color="#ff3333" draw:marker-end="" draw:marker-end-width="0.3cm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fo:min-height="3.574cm"/>
    </style:style>
    <style:style style:name="gr33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0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0pt" style:font-size-asian="14pt" style:font-size-complex="14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text-properties fo:font-size="10pt"/>
    </style:style>
    <style:style style:name="P10" style:family="paragraph">
      <loext:graphic-properties draw:fill-color="#ff3333"/>
      <style:paragraph-properties fo:text-align="center"/>
      <style:text-properties fo:font-size="10pt"/>
    </style:style>
    <style:style style:name="P11" style:family="paragraph">
      <style:paragraph-properties fo:text-align="center"/>
      <style:text-properties fo:color="#ff3333" fo:font-size="10pt" style:font-size-asian="14pt" style:font-size-complex="14pt"/>
    </style:style>
    <style:style style:name="P12" style:family="paragraph">
      <loext:graphic-properties draw:fill="none" draw:fill-color="#ffffff"/>
      <style:text-properties fo:font-size="10pt" style:font-size-asian="14pt" style:font-size-complex="14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style:font-size-asian="14pt" style:font-size-complex="14pt"/>
    </style:style>
    <style:style style:name="T5" style:family="text">
      <style:text-properties fo:font-size="10pt"/>
    </style:style>
    <style:style style:name="T6" style:family="text">
      <style:text-properties fo:color="#ff3333" fo:font-size="10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392cm" svg:y1="8.184cm" svg:x2="6.557cm" svg:y2="8.184cm">
          <text:p/>
        </draw:line>
        <draw:custom-shape draw:style-name="gr2" draw:text-style-name="P3" draw:layer="layout" svg:width="1.019cm" svg:height="0.543cm" svg:x="4.519cm" svg:y="7.749cm">
          <text:p text:style-name="P2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02cm" svg:height="0.544cm" svg:x="4.336cm" svg:y="7.926cm">
          <text:p text:style-name="P2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092cm" svg:height="0.491cm" svg:x="4.3cm" svg:y="10.741cm">
          <text:p text:style-name="P2"><text:span text:style-name="T1">G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31cm" svg:height="0.708cm" svg:x="6.848cm" svg:y="7.694cm">
          <text:p text:style-name="P2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384cm" svg:height="0.818cm" svg:x="6.557cm" svg:y="7.911cm">
          <text:p text:style-name="P2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1.456cm" svg:height="0.544cm" svg:x="6.629cm" svg:y="10.688cm">
          <text:p text:style-name="P2"><text:span text:style-name="T2">Bluetooth</text:span></text:p>
          <text:p text:style-name="P2"><text:span text:style-name="T2">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1" draw:layer="layout" svg:x1="5.392cm" svg:y1="10.959cm" svg:x2="6.63cm" svg:y2="10.959cm">
          <text:p/>
        </draw:line>
        <draw:frame draw:style-name="gr9" draw:text-style-name="P5" draw:layer="layout" svg:width="1.64cm" svg:height="0.67cm" svg:x="5.3cm" svg:y="7.473cm">
          <draw:text-box>
            <text:p><text:span text:style-name="T1">NMEA</text:span></text:p>
          </draw:text-box>
        </draw:frame>
        <draw:frame draw:style-name="gr10" draw:text-style-name="P6" draw:layer="layout" svg:width="1.979cm" svg:height="0.645cm" svg:x="4.521cm" svg:y="11.232cm">
          <draw:text-box>
            <text:p><text:span text:style-name="T3">Bluetooth</text:span></text:p>
          </draw:text-box>
        </draw:frame>
        <draw:custom-shape draw:style-name="gr11" draw:text-style-name="P7" draw:layer="layout" svg:width="2.039cm" svg:height="1.469cm" svg:x="12.162cm" svg:y="8.13cm">
          <text:p text:style-name="P2"><text:span text:style-name="T4">Deco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039cm" svg:height="0.816cm" svg:x="6.629cm" svg:y="6.116cm">
          <text:p text:style-name="P2"><text:span text:style-name="T1">DBus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039cm" svg:height="0.543cm" svg:x="6.5cm" svg:y="9.6cm">
          <text:p text:style-name="P2"><text:span text:style-name="T2">Bluetooth</text:span></text:p>
          <text:p text:style-name="P2"><text:span text:style-name="T2">Moni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675cm" svg:height="1.361cm" svg:x="15.002cm" svg:y="8.184cm">
          <text:p text:style-name="P2"><text:span text:style-name="T1">NMEA</text:span></text:p>
          <text:p text:style-name="P2"><text:span text:style-name="T1">decoded </text:span></text:p>
          <text:p text:style-name="P2"><text:span text:style-name="T1">data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7" draw:layer="layout" svg:width="2.039cm" svg:height="1.469cm" svg:x="17.55cm" svg:y="8.184cm">
          <text:p text:style-name="P2"><text:span text:style-name="T4">Web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8" draw:layer="layout" svg:width="1.894cm" svg:height="1.143cm" svg:x="9.541cm" svg:y="11.721cm">
          <text:p text:style-name="P2"><text:span text:style-name="T3">Socket</text:span><text:span text:style-name="T3"><text:line-break/></text:span><text:span text:style-name="T3">Writer</text:span></text:p>
          <text:p text:style-name="P2"><text:span text:style-name="T3">(TCP, 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7" draw:layer="layout" svg:width="2.038cm" svg:height="1.47cm" svg:x="16.896cm" svg:y="10.524cm">
          <text:p text:style-name="P2"><text:span text:style-name="T4">Track</text:span><text:span text:style-name="T4"><text:line-break/></text:span><text:span text:style-name="T4">Wri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7" draw:layer="layout" svg:width="1.675cm" svg:height="1.033cm" svg:x="19.734cm" svg:y="6.498cm">
          <text:p text:style-name="P2"><text:span text:style-name="T3">Char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8" draw:text-style-name="P1" draw:layer="layout" svg:x1="8.159cm" svg:y1="8.293cm" svg:x2="9.251cm" svg:y2="8.511cm">
          <text:p/>
        </draw:line>
        <draw:line draw:style-name="gr19" draw:text-style-name="P1" draw:layer="layout" svg:x1="8.085cm" svg:y1="11.143cm" svg:x2="9.906cm" svg:y2="9.49cm">
          <text:p/>
        </draw:line>
        <draw:line draw:style-name="gr18" draw:text-style-name="P1" draw:layer="layout" svg:x1="7.576cm" svg:y1="6.878cm" svg:x2="7.576cm" svg:y2="7.749cm">
          <text:p/>
        </draw:line>
        <draw:line draw:style-name="gr18" draw:text-style-name="P1" draw:layer="layout" svg:x1="11.144cm" svg:y1="8.837cm" svg:x2="12.236cm" svg:y2="8.837cm">
          <text:p/>
        </draw:line>
        <draw:line draw:style-name="gr18" draw:text-style-name="P1" draw:layer="layout" svg:x1="14.201cm" svg:y1="8.837cm" svg:x2="15.147cm" svg:y2="8.837cm">
          <text:p/>
        </draw:line>
        <draw:line draw:style-name="gr18" draw:text-style-name="P1" draw:layer="layout" svg:x1="16.604cm" svg:y1="8.892cm" svg:x2="17.55cm" svg:y2="8.892cm">
          <text:p/>
        </draw:line>
        <draw:line draw:style-name="gr18" draw:text-style-name="P1" draw:layer="layout" svg:x1="16.24cm" svg:y1="9.49cm" svg:x2="17.769cm" svg:y2="10.524cm">
          <text:p/>
        </draw:line>
        <draw:line draw:style-name="gr18" draw:text-style-name="P1" draw:layer="layout" svg:x1="19.735cm" svg:y1="7.477cm" svg:x2="19.298cm" svg:y2="8.239cm">
          <text:p/>
        </draw:line>
        <draw:line draw:style-name="gr18" draw:text-style-name="P1" draw:layer="layout" svg:x1="19.662cm" svg:y1="8.892cm" svg:x2="22.72cm" svg:y2="8.892cm">
          <text:p/>
        </draw:line>
        <draw:line draw:style-name="gr18" draw:text-style-name="P1" draw:layer="layout" svg:x1="10.416cm" svg:y1="12.918cm" svg:x2="10.416cm" svg:y2="14.006cm">
          <text:p/>
        </draw:line>
        <draw:frame draw:style-name="gr20" draw:text-style-name="P5" draw:layer="layout" svg:width="3.042cm" svg:height="0.67cm" svg:x="20.681cm" svg:y="8.347cm">
          <draw:text-box>
            <text:p><text:span text:style-name="T1">Http port 8080</text:span></text:p>
          </draw:text-box>
        </draw:frame>
        <draw:frame draw:style-name="gr21" draw:text-style-name="P5" draw:layer="layout" svg:width="3.324cm" svg:height="0.67cm" svg:x="9.327cm" svg:y="14.116cm">
          <draw:text-box>
            <text:p><text:span text:style-name="T1">TCP port 34567</text:span></text:p>
          </draw:text-box>
        </draw:frame>
        <draw:frame draw:style-name="gr22" draw:text-style-name="P9" draw:layer="layout" svg:width="3.794cm" svg:height="0.889cm" svg:x="16.174cm" svg:y="5.137cm">
          <draw:text-box>
            <text:p><text:span text:style-name="T5">Anav Server</text:span></text:p>
          </draw:text-box>
        </draw:frame>
        <draw:custom-shape draw:style-name="gr23" draw:text-style-name="P3" draw:layer="layout" svg:width="1.384cm" svg:height="0.816cm" svg:x="6.557cm" svg:y="8.565cm">
          <text:p text:style-name="P2"><text:span text:style-name="T1">Ser-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9.178cm" svg:y1="8.892cm" svg:x2="7.94cm" svg:y2="8.892cm">
          <text:p/>
        </draw:line>
        <draw:custom-shape draw:style-name="gr24" draw:text-style-name="P3" draw:layer="layout" svg:width="1.019cm" svg:height="0.545cm" svg:x="4.373cm" svg:y="8.673cm">
          <text:p text:style-name="P2"><text:span text:style-name="T1">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6.63cm" svg:y1="8.946cm" svg:x2="5.392cm" svg:y2="8.946cm">
          <text:p/>
        </draw:line>
        <draw:custom-shape draw:style-name="gr11" draw:text-style-name="P7" xml:id="id1" draw:id="id1" draw:layer="layout" svg:width="2.039cm" svg:height="1.469cm" svg:x="12.162cm" svg:y="6.334cm">
          <text:p text:style-name="P2"><text:span text:style-name="T4">Route </text:span></text:p>
          <text:p text:style-name="P2"><text:span text:style-name="T4">Handl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5.802cm" svg:y1="8.13cm" svg:x2="14.128cm" svg:y2="7.096cm">
          <text:p/>
        </draw:line>
        <draw:connector draw:style-name="gr18" draw:text-style-name="P1" draw:layer="layout" draw:line-skew="-0.556cm" svg:x1="12.162cm" svg:y1="7.068cm" svg:x2="10.451cm" svg:y2="8.129cm" draw:start-shape="id1" draw:start-glue-point="3" svg:d="M12162 7068h-1662v1061h-49" svg:viewBox="0 0 1712 1062">
          <text:p/>
        </draw:connector>
        <draw:custom-shape draw:style-name="gr25" draw:text-style-name="P7" draw:layer="layout" svg:width="2.038cm" svg:height="1.523cm" svg:x="9.251cm" svg:y="8.13cm">
          <text:p text:style-name="P2"><text:span text:style-name="T4">NMEA </text:span></text:p>
          <text:p text:style-name="P2"><text:span text:style-name="T4">Mu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602cm" svg:height="1.198cm" svg:x="6.702cm" svg:y="11.558cm">
          <text:p text:style-name="P2"><text:span text:style-name="T4">Seriell </text:span></text:p>
          <text:p text:style-name="P2"><text:span text:style-name="T4">(GPIO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" draw:layer="layout" svg:x1="8.231cm" svg:y1="11.721cm" svg:x2="10.124cm" svg:y2="9.653cm">
          <text:p/>
        </draw:line>
        <draw:line draw:style-name="gr18" draw:text-style-name="P1" draw:layer="layout" svg:x1="10.27cm" svg:y1="9.653cm" svg:x2="10.27cm" svg:y2="11.721cm">
          <text:p/>
        </draw:line>
        <draw:custom-shape draw:style-name="gr27" draw:text-style-name="P7" draw:layer="layout" svg:width="2.049cm" svg:height="1.115cm" svg:x="9.251cm" svg:y="5.028cm">
          <text:p text:style-name="P2"><text:span text:style-name="T4">Socket</text:span><text:span text:style-name="T4"><text:line-break/></text:span><text:span text:style-name="T4">Reader</text:span></text:p>
          <text:p text:style-name="P2"><text:span text:style-name="T4">(TCP, UD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8" draw:text-style-name="P1" draw:layer="layout" svg:x1="10.051cm" svg:y1="6.171cm" svg:x2="10.124cm" svg:y2="8.184cm">
          <text:p/>
        </draw:line>
        <draw:line draw:style-name="gr18" draw:text-style-name="P1" draw:layer="layout" svg:x1="17.987cm" svg:y1="10.47cm" svg:x2="18.205cm" svg:y2="9.599cm">
          <text:p/>
        </draw:line>
        <draw:custom-shape draw:style-name="gr28" draw:text-style-name="P10" draw:layer="layout" svg:width="0.946cm" svg:height="0.545cm" svg:x="8.814cm" svg:y="9cm">
          <text:p text:style-name="P2"><text:span text:style-name="T5">A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0.947cm" svg:height="0.545cm" svg:x="10.779cm" svg:y="9cm">
          <text:p text:style-name="P2"><text:span text:style-name="T5">B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9" draw:text-style-name="P10" draw:layer="layout" svg:width="0.946cm" svg:height="0.544cm" svg:x="12.672cm" svg:y="9.327cm">
          <text:p text:style-name="P2"><text:span text:style-name="T5">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10" draw:layer="layout" svg:width="0.946cm" svg:height="0.545cm" svg:x="14.93cm" svg:y="9.272cm">
          <text:p text:style-name="P2"><text:span text:style-name="T5">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0" draw:text-style-name="P11" draw:layer="layout" svg:width="2.184cm" svg:height="1.633cm" svg:x="12.964cm" svg:y="10.959cm">
          <text:p text:style-name="P2"><text:span text:style-name="T6">Plug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1" draw:text-style-name="P1" draw:layer="layout" svg:x1="11.435cm" svg:y1="9.545cm" svg:x2="13.109cm" svg:y2="10.96cm">
          <text:p/>
        </draw:line>
        <draw:line draw:style-name="gr31" draw:text-style-name="P1" draw:layer="layout" svg:x1="9.251cm" svg:y1="9.381cm" svg:x2="12.891cm" svg:y2="11.231cm">
          <text:p/>
        </draw:line>
        <draw:line draw:style-name="gr31" draw:text-style-name="P1" draw:layer="layout" svg:x1="13.182cm" svg:y1="9.762cm" svg:x2="13.837cm" svg:y2="10.905cm">
          <text:p/>
        </draw:line>
        <draw:line draw:style-name="gr31" draw:text-style-name="P1" draw:layer="layout" svg:x1="15.293cm" svg:y1="9.653cm" svg:x2="14.711cm" svg:y2="10.905cm">
          <text:p/>
        </draw:line>
        <draw:frame draw:style-name="gr32" draw:text-style-name="P12" draw:layer="layout" svg:width="5.17cm" svg:height="3.824cm" svg:x="17.986cm" svg:y="12.319cm">
          <draw:text-box>
            <text:p><text:span text:style-name="T4">Plugin Interface:</text:span></text:p>
            <text:p><text:span text:style-name="T4">A: Store NMEA Data</text:span></text:p>
            <text:p><text:span text:style-name="T4">B: Read NMEA Data</text:span></text:p>
            <text:p><text:span text:style-name="T4">C: Store decoded NMEA Data</text:span></text:p>
            <text:p><text:span text:style-name="T4">D: Read decoded NMEA Data</text:span></text:p>
            <text:p><text:span text:style-name="T4">E: Handle HTTP requests</text:span></text:p>
          </draw:text-box>
        </draw:frame>
        <draw:line draw:style-name="gr33" draw:text-style-name="P13" draw:layer="layout" svg:x1="7.5cm" svg:y1="10.143cm" svg:x2="7.5cm" svg:y2="10.688cm">
          <text:p/>
        </draw:line>
        <draw:custom-shape draw:style-name="gr28" draw:text-style-name="P10" draw:layer="layout" svg:width="0.946cm" svg:height="0.545cm" svg:x="17.1cm" svg:y="9.255cm">
          <text:p text:style-name="P2"><text:span text:style-name="T5">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1" draw:text-style-name="P1" draw:layer="layout" svg:x1="17.5cm" svg:y1="9.7cm" svg:x2="15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</meta:initial-creator>
    <meta:creation-date>2020-03-28T14:15:52.424391783</meta:creation-date>
    <dc:date>2020-11-04T20:19:39.366902228</dc:date>
    <dc:creator>Andreas </dc:creator>
    <meta:editing-duration>PT1M24S</meta:editing-duration>
    <meta:editing-cycles>2</meta:editing-cycles>
    <meta:generator>LibreOffice/6.0.7.3$Linux_X86_64 LibreOffice_project/00m0$Build-3</meta:generator>
    <meta:document-statistic meta:object-count="58"/>
  </office:meta>
</office:document-meta>
</file>